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style:page-number="1"/>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me text with line break</text:p>
      <text:p text:style-name="Standard">Another line lb</text:p>
      <text:p text:style-name="Standard"/>
      <text:p text:style-name="Standard">Some text without line break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p text:style-name="Standard">Lorem ipsum dolor sit amet, consectetur adipiscing elit, sed do eiusmod lb<text:line-break/>tempor incididunt ut labore et dolore magna aliqua. Ut enim ad minim veniam, quis nostrud exercitation ullamco laboris nisi ut aliquip ex ea commodo consequat. Duis aute irure dolor in reprehenderit in voluptate velit esse cillum dolore eu fugiat nulla pariatur. Excepteur sint lb<text:line-break/>occaecat cupidatat non proident, sunt in culpa qui officia deserunt mollit anim id est laborum.</text:p>
      <text:p text:style-name="Standard"/>
      <text:p text:style-name="Standard"/>
      <text:list xml:id="list798944093" text:style-name="WWNum1">
        <text:list-item>
          <text:p text:style-name="P1">First item</text:p>
        </text:list-item>
        <text:list-item>
          <text:p text:style-name="P1">Second item with<text:line-break/>Line break</text:p>
        </text:list-item>
        <text:list-item>
          <text:p text:style-name="P1">Third line</text:p>
        </text:list-item>
      </text:list>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2">1cell</text:p>
          </table:table-cell>
          <table:table-cell table:style-name="Table1.A1" office:value-type="string">
            <text:p text:style-name="P2">2cell lb</text:p>
            <text:p text:style-name="P2">Another line</text:p>
          </table:table-cell>
        </table:table-row>
        <table:table-row table:style-name="Table1.1">
          <table:table-cell table:style-name="Table1.A1" office:value-type="string">
            <text:p text:style-name="P2">3rd cell</text:p>
          </table:table-cell>
          <table:table-cell table:style-name="Table1.A1" office:value-type="string">
            <text:p text:style-name="P2">4th cell</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 meta:paragraph-count="12" meta:word-count="174" meta:character-count="1059" meta:non-whitespace-character-count="900"/>
    <meta:generator>LibreOfficeDev/6.0.5.2$Linux_X86_64 LibreOffice_project/</meta:generator>
  </office:meta>
</office:document-meta>
</file>